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0.5cm" draw:shadow="visible" draw:shadow-opacity="100%"/>
    </style:style>
    <style:style style:name="gr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3" style:family="graphic" style:parent-style-name="standard">
      <style:graphic-properties draw:stroke="none" draw:fill="solid" draw:fill-color="#ffffff" draw:opacity="100%" fo:min-height="12.485cm" draw:shadow="visible" draw:shadow-opacity="100%"/>
    </style:style>
    <style:style style:name="gr14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solid" draw:fill-color="#ffffff" draw:opacity="100%" fo:min-height="5.654cm" draw:shadow="visible" draw:shadow-opacity="100%"/>
    </style:style>
    <style:style style:name="gr18" style:family="graphic" style:parent-style-name="standard">
      <style:graphic-properties draw:stroke="none" draw:fill="solid" draw:fill-color="#ffffff" draw:opacity="100%" fo:min-height="7.704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2.401cm"/>
    </style:style>
    <style:style style:name="pr10" style:family="presentation" style:parent-style-name="標準1-outline1">
      <style:graphic-properties fo:min-height="2cm"/>
    </style:style>
    <style:style style:name="pr11" style:family="presentation" style:parent-style-name="標準1-outline1">
      <style:graphic-properties fo:min-height="5cm"/>
    </style:style>
    <style:style style:name="pr12" style:family="presentation" style:parent-style-name="標準1-outline1">
      <style:graphic-properties fo:min-height="1.5cm"/>
    </style:style>
    <style:style style:name="pr13" style:family="presentation" style:parent-style-name="標準1-outline1">
      <style:graphic-properties fo:min-height="1.564cm"/>
    </style:style>
    <style:style style:name="pr14" style:family="presentation" style:parent-style-name="標準1-outline1">
      <style:graphic-properties fo:min-height="1.37cm"/>
    </style:style>
    <style:style style:name="pr15" style:family="presentation" style:parent-style-name="標準1-outline1">
      <style:graphic-properties fo:min-height="5.767cm"/>
    </style:style>
    <style:style style:name="pr16" style:family="presentation" style:parent-style-name="標準1-outline1">
      <style:graphic-properties fo:min-height="4.405cm"/>
    </style:style>
    <style:style style:name="pr17" style:family="presentation" style:parent-style-name="標準1-outline1">
      <style:graphic-properties fo:min-height="5.572cm"/>
    </style:style>
    <style:style style:name="pr18" style:family="presentation" style:parent-style-name="標準1-outline1">
      <style:graphic-properties fo:min-height="1.448cm"/>
    </style:style>
    <style:style style:name="pr19" style:family="presentation" style:parent-style-name="標準1-outline1">
      <style:graphic-properties fo:min-height="1.876cm"/>
    </style:style>
    <style:style style:name="pr20" style:family="presentation" style:parent-style-name="標準1-outline1">
      <style:graphic-properties fo:min-height="1.292cm"/>
    </style:style>
    <style:style style:name="pr21" style:family="presentation" style:parent-style-name="標準1-outline1">
      <style:graphic-properties fo:min-height="1.486cm"/>
    </style:style>
    <style:style style:name="pr22" style:family="presentation" style:parent-style-name="標準1-outline1">
      <style:graphic-properties fo:min-height="2.981cm"/>
    </style:style>
    <style:style style:name="pr23" style:family="presentation" style:parent-style-name="標準1-outline1">
      <style:graphic-properties fo:min-height="2.264cm"/>
    </style:style>
    <style:style style:name="pr24" style:family="presentation" style:parent-style-name="標準1-outline1">
      <style:graphic-properties fo:min-height="2.537cm"/>
    </style:style>
    <style:style style:name="pr25" style:family="presentation" style:parent-style-name="標準1-outline1">
      <style:graphic-properties fo:min-height="3.549cm"/>
    </style:style>
    <style:style style:name="pr26" style:family="presentation" style:parent-style-name="標準1-outline1">
      <style:graphic-properties fo:min-height="4.794cm"/>
    </style:style>
    <style:style style:name="pr27" style:family="presentation" style:parent-style-name="標準1-title">
      <style:graphic-properties fo:min-height="1.5cm"/>
    </style:style>
    <style:style style:name="pr28" style:family="presentation" style:parent-style-name="標準1-outline1">
      <style:graphic-properties fo:min-height="9.986cm"/>
    </style:style>
    <style:style style:name="pr29" style:family="presentation" style:parent-style-name="標準1-outline1">
      <style:graphic-properties fo:min-height="5.80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7" style:family="paragraph">
      <style:paragraph-properties fo:text-align="center"/>
      <style:text-properties fo:font-family="Arial" style:font-family-generic="swiss" style:font-pitch="variable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style:text-autospace="none"/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style:text-autospace="none"/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family="Arial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8000" fo:font-family="'Courier New'" style:font-family-generic="modern" style:font-pitch="fixed" fo:font-size="18pt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8pt" style:font-size-asian="18pt" style:font-size-complex="18pt"/>
    </style:style>
    <style:style style:name="T19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20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21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22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23" style:family="text">
      <style:text-properties fo:color="#000000" fo:font-family="'Courier New'" style:font-family-generic="modern" style:font-pitch="fixed" fo:font-size="18pt" fo:language="zxx" fo:country="none" style:font-size-asian="18pt" style:font-size-complex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6" style:family="text">
      <style:text-properties fo:font-family="'Courier New'" style:font-family-generic="modern" style:font-pitch="fixed"/>
    </style:style>
    <style:style style:name="T27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30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4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280099" fo:font-style="italic" style:font-style-asian="italic" style:font-style-complex="italic"/>
    </style:style>
    <style:style style:name="T36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37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8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9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0" style:family="text">
      <style:text-properties fo:font-size="23pt" style:font-size-asian="23pt" style:font-size-complex="23pt"/>
    </style:style>
    <style:style style:name="T4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3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44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5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6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7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8" style:family="text">
      <style:text-properties fo:font-family="'Courier New'" style:font-family-generic="modern" style:font-pitch="fixed" fo:font-size="22pt" style:font-size-asian="22pt" style:font-size-complex="22pt"/>
    </style:style>
    <style:style style:name="T49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0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1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2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3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54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5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6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7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58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3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64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65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66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67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68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69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0" style:family="text">
      <style:text-properties fo:color="#eb613d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7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75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7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79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0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1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2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3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4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85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8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0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2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4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family="Arial" style:font-family-generic="swiss" style:font-pitch="variable"/>
    </style:style>
    <style:style style:name="T96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97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font-size="26pt" style:font-size-asian="26pt" style:font-size-complex="26pt"/>
    </style:style>
    <style:style style:name="T100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1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3" style:family="text">
      <style:text-properties fo:color="#c5000b"/>
    </style:style>
    <style:style style:name="T104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5" style:family="text">
      <style:text-properties fo:color="#c5000b" fo:font-family="'Courier New'" style:font-family-generic="modern" style:font-pitch="fixed" fo:font-weight="bold" style:font-weight-asian="bold" style:font-weight-complex="bold"/>
    </style:style>
    <style:style style:name="T106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color="#c5000b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8" style:family="text">
      <style:text-properties fo:font-size="22pt" fo:font-weight="bold" style:font-size-asian="22pt" style:font-weight-asian="bold" style:font-size-complex="22pt" style:font-weight-complex="bold"/>
    </style:style>
    <style:style style:name="T109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0" style:family="text">
      <style:text-properties fo:color="#c5000b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1" style:family="text">
      <style:text-properties fo:color="#4700b8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2" style:family="text">
      <style:text-properties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3" style:family="text">
      <style:text-properties fo:color="#4700b8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4" style:family="text">
      <style:text-properties fo:color="#c5000b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5" style:family="text">
      <style:text-properties fo:color="#c5000b" fo:font-style="italic" style:font-style-asian="italic" style:font-style-complex="italic"/>
    </style:style>
    <style:style style:name="T116" style:family="text">
      <style:text-properties fo:color="#000000" fo:font-style="italic" style:font-style-asian="italic" style:font-style-complex="italic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119" style:family="text">
      <style:text-properties fo:color="#4700b8" style:text-outline="false" style:text-line-through-style="none" fo:font-family="'Courier New'" style:font-family-generic="modern" style:font-pitch="fixed" fo:font-size="16pt" fo:language="zxx" fo:country="none" fo:font-style="italic" fo:text-shadow="none" style:text-underline-style="none" fo:font-weight="bold" style:font-family-asian="方正明體" style:font-pitch-asian="variable" style:font-size-asian="16pt" style:font-style-asian="italic" style:font-weight-asian="bold" style:font-family-complex="Tahoma" style:font-pitch-complex="variable" style:font-size-complex="16pt" style:font-style-complex="italic" style:font-weight-complex="bold" style:font-relief="none"/>
    </style:style>
    <style:style style:name="T120" style:family="text">
      <style:text-properties fo:color="#4700b8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Characteristics of interval containers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Efficiency and Complexity</text:p>
              </text:list-item>
              <text:list-item>
                <text:p text:id="id6" text:style-name="P4">Future Wor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7">Interval containers simplified the implementation of date and time related tasks</text:p>
                <text:list>
                  <text:list-item>
                    <text:p text:id="id8">Decomposing a stream of attributed events into segments with constant attributes.</text:p>
                  </text:list-item>
                  <text:list-item>
                    <text:p text:id="id9">Working with time grids, e.g. a grid of months.</text:p>
                  </text:list-item>
                  <text:list-item>
                    <text:p text:id="id10">Aggregations of values associated to date or time intervals.</text:p>
                    <text:p/>
                  </text:list-item>
                </text:list>
              </text:list-item>
              <text:list-item>
                <text:p text:id="id11">… that occurred frequently in programs like</text:p>
                <text:list>
                  <text:list-item>
                    <text:p text:id="id12">Billing modules</text:p>
                  </text:list-item>
                  <text:list-item>
                    <text:p text:id="id13">Therapy disposition programs</text:p>
                  </text:list-item>
                  <text:list-item>
                    <text:p text:id="id14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5"><text:span text:style-name="T3">Background is the date time problem domain ...</text:span></text:p>
              </text:list-item>
              <text:list-item>
                <text:p text:id="id16"><text:span text:style-name="T3">… </text:span><text:span text:style-name="T3">but the scope of the </text:span><text:span text:style-name="T4">Itl</text:span><text:span text:style-name="T3"> as a generic library is more general: </text:span></text:p>
                <text:p><text:span text:style-name="T3"/></text:p>
                <text:p><text:span text:style-name="T3"/></text:p>
                <text:p text:id="id17"><text:span text:style-name="T5">an</text:span><text:span text:style-name="T3"> </text:span><text:span text:style-name="T6">interval_set</text:span><text:span text:style-name="T3"> </text:span><text:span text:style-name="T5">implements a</text:span><text:span text:style-name="T3"> </text:span><text:span text:style-name="T6">set</text:span></text:p>
                <text:p text:id="id18"><text:span text:style-name="T6"><text:s text:c="7"/></text:span><text:span text:style-name="T7">via</text:span><text:span text:style-name="T8"> a set of intervals</text:span><text:span text:style-name="T9"> </text:span><text:span text:style-name="T9"><text:line-break/></text:span><text:span text:style-name="T9"/></text:p>
                <text:p text:id="id19"><text:span text:style-name="T8">an</text:span><text:span text:style-name="T9"> </text:span><text:span text:style-name="T6">interval_map</text:span><text:span text:style-name="T9"> </text:span><text:span text:style-name="T8">implements a</text:span><text:span text:style-name="T9"> </text:span><text:span text:style-name="T6">map</text:span></text:p>
                <text:p text:id="id20"><text:span text:style-name="T6"><text:s text:c="7"/></text:span><text:span text:style-name="T7">via</text:span><text:span text:style-name="T8">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139cm" svg:x="1cm" svg:y="4cm" presentation:class="outline" presentation:user-transformed="true">
          <draw:text-box>
            <text:list text:style-name="L2">
              <text:list-item>
                <text:p text:id="id21">There are two aspects in the design of interval containers</text:p>
                <text:list>
                  <text:list-item>
                    <text:p text:id="id22">Conceptual aspect<text:line-break/></text:p>
                  </text:list-item>
                </text:list>
              </text:list-item>
            </text:list>
          </draw:text-box>
        </draw:frame>
        <draw:frame draw:style-name="gr2" draw:text-style-name="P9" draw:id="id23" draw:layer="layout" svg:width="20cm" svg:height="2.926cm" svg:x="2.9cm" svg:y="8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6.041cm" svg:x="1cm" svg:y="11.901cm" presentation:class="outline" presentation:user-transformed="true">
          <draw:text-box>
            <text:list text:style-name="L2">
              <text:list-item>
                <text:list>
                  <text:list-item>
                    <text:p text:id="id24">On the conceptual aspect an interval_set can be used just as a set of elements</text:p>
                  </text:list-item>
                  <text:list-item>
                    <text:p text:id="id25">except for . . .</text:p>
                  </text:list-item>
                  <text:list-item>
                    <text:p text:id="id26">. . . <text:span text:style-name="T13">iteration</text:span></text:p>
                  </text:list-item>
                  <text:list-item>
                    <text:p text:id="id27"><text:span text:style-name="T14">consider </text:span><text:span text:style-name="T15">interval_set&lt;double&gt;</text:span><text:span text:style-name="T14"> or </text:span><text:span text:style-name="T15">interval_set&lt;string&gt;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10" draw:id="id28" draw:layer="layout" svg:width="23.5cm" svg:height="2cm" svg:x="1cm" svg:y="4cm" presentation:class="outline" presentation:user-transformed="true">
          <draw:text-box>
            <text:list text:style-name="L2">
              <text:list-item>
                <text:list>
                  <text:list-item>
                    <text:p>Iterative aspect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5cm" svg:height="10.785cm" svg:x="1cm" svg:y="6.7cm">
          <draw:text-box>
            <text:p text:id="id29" text:style-name="P8"><text:span text:style-name="T17">// Switch on my favorite telecasts using an interval_set.</text:span><text:span text:style-name="T18"><text:line-break/></text:span><text:span text:style-name="T19">interval&lt;seconds&gt; news(make_seconds(</text:span><text:span text:style-name="T20">"20:00:00"</text:span><text:span text:style-name="T19">), <text:s text:c="36"/>make_seconds(</text:span><text:span text:style-name="T20">"20:15:00"</text:span><text:span text:style-name="T19">));</text:span></text:p>
            <text:p text:id="id30" text:style-name="P8"><text:span text:style-name="T19">interval&lt;seconds&gt; talk_show(make_seconds(</text:span><text:span text:style-name="T20">"22:45:30"</text:span><text:span text:style-name="T19">), <text:s text:c="36"/>make_seconds(</text:span><text:span text:style-name="T20">"23:30:50"</text:span><text:span text:style-name="T19">));</text:span></text:p>
            <text:p text:style-name="P8"><text:span text:style-name="T19"/></text:p>
            <text:p text:id="id31" text:style-name="P8"><text:span text:style-name="T19">interval_set&lt;seconds&gt; myTvProgram;</text:span><text:span text:style-name="T19"><text:line-break/></text:span><text:span text:style-name="T19">myTVProgram.add(news).add(talk_show); </text:span></text:p>
            <text:p text:style-name="P8"><text:span text:style-name="T19"/></text:p>
            <text:p text:id="id32" text:style-name="P8"><text:span text:style-name="T21">// Iterating over elements (seconds) would be silly ...</text:span><text:span text:style-name="T21"><text:line-break/></text:span><text:span text:style-name="T22">for</text:span><text:span text:style-name="T23">(interval_set&lt;seconds&gt;::iterator telecast =</text:span><text:span text:style-name="T23"><text:line-break/></text:span><text:span text:style-name="T23"> <text:s text:c="3"/>myTvProgram.begin();</text:span><text:span text:style-name="T23"><text:line-break/></text:span><text:span text:style-name="T23"> <text:s text:c="3"/>telecast != myTvProgram.end(); ++telecast)</text:span><text:span text:style-name="T21"><text:line-break/></text:span><text:span text:style-name="T21"> <text:s/>//...so this iterates over intervals</text:span></text:p>
            <text:p text:id="id33" text:style-name="P8"><text:span text:style-name="T19"><text:s text:c="2"/></text:span><text:span text:style-name="T19">TV.switch_on(*telecast);</text:span></text:p>
            <text:p text:style-name="P8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1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4">Addability and Subtractability</text:p>
                <text:list>
                  <text:list-item>
                    <text:p text:id="id35">All of itl's (interval) containers are <text:span text:style-name="T24">Addable</text:span> and <text:span text:style-name="T24">Subtractable</text:span> </text:p>
                  </text:list-item>
                  <text:list-item>
                    <text:p text:id="id36">They implement <text:span text:style-name="T25">operators +=</text:span><text:span text:style-name="T26">, </text:span><text:span text:style-name="T25">+</text:span><text:span text:style-name="T26">, </text:span><text:span text:style-name="T25">-=</text:span> and <text:span text:style-name="T25">-</text:span></text:p>
                  </text:list-item>
                </text:list>
              </text:list-item>
            </text:list>
          </draw:text-box>
        </draw:frame>
        <draw:frame draw:style-name="standard" draw:id="id37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1"><text:span text:style-name="T27">+=</text:span></text:p>
              </table:table-cell>
              <table:table-cell>
                <text:p text:style-name="P11"><text:span text:style-name="T27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8">sets</text:span></text:p>
              </table:table-cell>
              <table:table-cell>
                <text:p text:style-name="P11"><text:span text:style-name="T28">set union</text:span></text:p>
              </table:table-cell>
              <table:table-cell>
                <text:p text:style-name="P11"><text:span text:style-name="T28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8">maps</text:span></text:p>
              </table:table-cell>
              <table:table-cell>
                <text:p text:style-name="P11"><text:span text:style-name="T28">?</text:span></text:p>
              </table:table-cell>
              <table:table-cell>
                <text:p text:style-name="P11"><text:span text:style-name="T28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8">A possible implementation for maps</text:p>
                <text:list>
                  <text:list-item>
                    <text:p text:id="id39">Propagate addition/subtraction to the associated values </text:p>
                  </text:list-item>
                  <text:list-item>
                    <text:p text:id="id40">. . . or aggregate on overlap</text:p>
                  </text:list-item>
                  <text:list-item>
                    <text:p text:id="id41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2" draw:id="id42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g draw:id="id43">
          <draw:line draw:style-name="gr4" draw:text-style-name="P11" draw:layer="layout" svg:x1="1.6cm" svg:y1="6.5cm" svg:x2="1.6cm" svg:y2="14cm">
            <text:p/>
          </draw:line>
          <draw:frame draw:style-name="gr5" draw:layer="layout" svg:width="0.379cm" svg:height="0.954cm" svg:x="2.1cm" svg:y="8.9cm">
            <draw:text-box>
              <text:p>a</text:p>
            </draw:text-box>
          </draw:frame>
        </draw:g>
        <draw:g draw:id="id44">
          <draw:line draw:style-name="gr4" draw:text-style-name="P11" draw:layer="layout" svg:x1="3.701cm" svg:y1="10cm" svg:x2="3.701cm" svg:y2="17.5cm">
            <text:p/>
          </draw:line>
          <draw:frame draw:style-name="gr5" draw:layer="layout" svg:width="0.425cm" svg:height="0.954cm" svg:x="4.201cm" svg:y="12.5cm">
            <draw:text-box>
              <text:p>b</text:p>
            </draw:text-box>
          </draw:frame>
        </draw:g>
        <draw:g draw:id="id45">
          <draw:custom-shape draw:style-name="gr6" draw:text-style-name="P11" draw:layer="layout" svg:width="2cm" svg:height="1.5cm" svg:x="6.6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line draw:style-name="gr7" draw:text-style-name="P11" draw:layer="layout" svg:x1="10.6cm" svg:y1="14cm" svg:x2="10.6cm" svg:y2="17.5cm">
              <text:p/>
            </draw:line>
            <draw:line draw:style-name="gr7" draw:text-style-name="P11" draw:layer="layout" svg:x1="10.6cm" svg:y1="10cm" svg:x2="10.6cm" svg:y2="14cm">
              <text:p/>
            </draw:line>
            <draw:line draw:style-name="gr7" draw:text-style-name="P11" draw:layer="layout" svg:x1="10.6cm" svg:y1="6.5cm" svg:x2="10.6cm" svg:y2="10cm">
              <text:p/>
            </draw:line>
            <draw:frame draw:style-name="gr5" draw:layer="layout" svg:width="0.379cm" svg:height="0.954cm" svg:x="11.626cm" svg:y="7.8cm">
              <draw:text-box>
                <text:p>a</text:p>
              </draw:text-box>
            </draw:frame>
            <draw:frame draw:style-name="gr5" draw:layer="layout" svg:width="1.704cm" svg:height="0.954cm" svg:x="11.2cm" svg:y="11.34cm">
              <draw:text-box>
                <text:p>a + b</text:p>
              </draw:text-box>
            </draw:frame>
            <draw:frame draw:style-name="gr5" draw:layer="layout" svg:width="0.425cm" svg:height="0.954cm" svg:x="11.6cm" svg:y="15cm">
              <draw:text-box>
                <text:p>b</text:p>
              </draw:text-box>
            </draw:frame>
          </draw:g>
        </draw:g>
        <draw:frame presentation:style-name="pr12" draw:layer="layout" svg:width="10.4cm" svg:height="4.921cm" svg:x="13.7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46">Decompositional effect on Intervals<text:line-break/></text:p>
                  </text:list-item>
                  <text:list-item>
                    <text:p text:id="id47">Accumulative effect on associated valu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3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2" draw:layer="layout" svg:width="23.146cm" svg:height="10.622cm" svg:x="1.056cm" svg:y="6.06cm">
          <draw:text-box>
            <text:p text:id="id48" text:style-name="P8"><text:span text:style-name="T22">typedef</text:span><text:span text:style-name="T19"> </text:span><text:span text:style-name="T29">itl::set</text:span><text:span text:style-name="T19">&lt;string&gt; guests;</text:span></text:p>
            <text:p text:id="id49" text:style-name="P8"><text:span text:style-name="T29">interval_map</text:span><text:span text:style-name="T19">&lt;time, guests&gt; party;</text:span><text:span text:style-name="T19"><text:line-break/></text:span><text:span text:style-name="T19"> </text:span></text:p>
            <text:p text:id="id50" text:style-name="P8"><text:span text:style-name="T19">party </text:span><text:span text:style-name="T29">+=</text:span><text:span text:style-name="T19"> make_pair(</text:span></text:p>
            <text:p text:id="id51"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0:00, 22:00), guests(</text:span><text:span text:style-name="T20">"Mary"</text:span><text:span text:style-name="T19">));</text:span><text:span text:style-name="T19"><text:line-break/></text:span><text:span text:style-name="T19"/></text:p>
            <text:p text:id="id52" text:style-name="P8"><text:span text:style-name="T19">party </text:span><text:span text:style-name="T29">+=</text:span><text:span text:style-name="T19"> make_pair(</text:span></text:p>
            <text:p text:id="id53"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1:00, 23:00), guests(</text:span><text:span text:style-name="T20">"Harry"</text:span><text:span text:style-name="T19">)); </text:span><text:span text:style-name="T19"><text:line-break/></text:span><text:span text:style-name="T19"/></text:p>
            <text:p text:id="id54" text:style-name="P8"><text:span text:style-name="T21">// party now contains</text:span></text:p>
            <text:p text:id="id55" text:style-name="P8"><text:span text:style-name="T19">[20:00, 21:00)-&gt;{</text:span><text:span text:style-name="T20">"Mary"</text:span><text:span text:style-name="T19">} </text:span></text:p>
            <text:p text:id="id56" text:style-name="P8"><text:span text:style-name="T19">[21:00, 22:00)-&gt;{</text:span><text:span text:style-name="T20">"Harry"</text:span><text:span text:style-name="T19">,</text:span><text:span text:style-name="T20">"Mary"</text:span><text:span text:style-name="T19">} </text:span><text:span text:style-name="T21">//guest sets aggregated </text:span></text:p>
            <text:p text:id="id57" text:style-name="P8"><text:span text:style-name="T19">[22:00, 23:00)-&gt;{</text:span><text:span text:style-name="T20">"Harry"</text:span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1">Granu-larity</text:span></text:p>
              </table:table-cell>
              <table:table-cell>
                <text:p><text:span text:style-name="T31">Style</text:span></text:p>
              </table:table-cell>
              <table:table-cell>
                <text:p><text:span text:style-name="T31">Sets</text:span></text:p>
              </table:table-cell>
              <table:table-cell>
                <text:p><text:span text:style-name="T31">Maps</text:span></text:p>
              </table:table-cell>
            </table:table-row>
            <table:table-row table:style-name="ro3" table:default-cell-style-name="ce6">
              <table:table-cell>
                <text:p><text:span text:style-name="T32">interval</text:span></text:p>
              </table:table-cell>
              <table:table-cell/>
              <table:table-cell table:style-name="ce7">
                <text:p><text:span text:style-name="T33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2">joining</text:span></text:p>
              </table:table-cell>
              <table:table-cell table:style-name="ce7">
                <text:p><text:span text:style-name="T33">interval_set</text:span></text:p>
              </table:table-cell>
              <table:table-cell table:style-name="ce7">
                <text:p><text:span text:style-name="T33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2">separating</text:span></text:p>
              </table:table-cell>
              <table:table-cell table:style-name="ce7">
                <text:p><text:span text:style-name="T33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2">splitting</text:span></text:p>
              </table:table-cell>
              <table:table-cell table:style-name="ce7">
                <text:p><text:span text:style-name="T33">split_interval_set</text:span></text:p>
              </table:table-cell>
              <table:table-cell table:style-name="ce7">
                <text:p><text:span text:style-name="T33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2">element</text:span></text:p>
              </table:table-cell>
              <table:table-cell/>
              <table:table-cell table:style-name="ce7">
                <text:p><text:span text:style-name="T33">set</text:span></text:p>
              </table:table-cell>
              <table:table-cell table:style-name="ce7">
                <text:p><text:span text:style-name="T33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4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5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58">Interval Combining Styles: <text:span text:style-name="T34">Joining</text:span></text:p>
                <text:list>
                  <text:list-item>
                    <text:p text:id="id59">Intervals are joined on overlap or on touch</text:p>
                  </text:list-item>
                  <text:list-item>
                    <text:p text:id="id60">. . . <text:span text:style-name="T35">for maps</text:span>, if associated values are equal</text:p>
                  </text:list-item>
                  <text:list-item>
                    <text:p text:id="id61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0.929cm" svg:y="9.676cm">
          <draw:text-box>
            <text:p text:style-name="P8"><text:span text:style-name="T36"><text:s/></text:span><text:span text:style-name="T10">interval_set</text:span></text:p>
            <text:p text:style-name="P8"><text:span text:style-name="T36"><text:s/></text:span></text:p>
            <text:p text:id="id62" text:style-name="P8"><text:span text:style-name="T36"><text:s text:c="3"/></text:span><text:span text:style-name="T36">{[1 <text:s text:c="5"/>3) <text:s text:c="9"/>}</text:span></text:p>
            <text:p text:id="id63" text:style-name="P8"><text:span text:style-name="T36"><text:s/></text:span><text:span text:style-name="T36">+ <text:s text:c="6"/>[2 <text:s text:c="5"/>4)</text:span></text:p>
            <text:p text:id="id65" text:style-name="P8"><text:span text:style-name="T36"><text:s/></text:span><text:span text:style-name="T36">+ <text:s text:c="16"/>[4 5)</text:span></text:p>
            <text:p text:style-name="P8"><text:span text:style-name="T36"/></text:p>
            <text:p text:id="id64" text:style-name="P8"><text:span text:style-name="T36"><text:s/></text:span><text:span text:style-name="T36">= {[1 <text:s text:c="10"/>4) <text:s text:c="4"/>}</text:span></text:p>
            <text:p text:style-name="P8"><text:span text:style-name="T36"><text:s/></text:span></text:p>
            <text:p text:id="id66" text:style-name="P8"><text:span text:style-name="T36"><text:s/></text:span><text:span text:style-name="T36">= {[1 <text:s text:c="15"/>5)} </text:span></text:p>
            <text:p text:style-name="P8"><text:span text:style-name="T36"/></text:p>
            <text:p text:style-name="P8"><text:span text:style-name="T36"/></text:p>
          </draw:text-box>
        </draw:frame>
        <draw:frame draw:style-name="gr9" draw:text-style-name="P13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36"><text:s/></text:span></text:p>
            <text:p text:id="id67" text:style-name="P8"><text:span text:style-name="T36"><text:s text:c="2"/></text:span><text:span text:style-name="T37"><text:s/></text:span><text:span text:style-name="T37">{[1 <text:s text:c="5"/>3)</text:span><text:span text:style-name="T38">-&gt;1</text:span><text:span text:style-name="T37"> <text:s text:c="8"/>} </text:span></text:p>
            <text:p text:id="id68" text:style-name="P8"><text:span text:style-name="T36"><text:s/></text:span><text:span text:style-name="T36">+ <text:s text:c="5"/>[2 <text:s text:c="5"/>4)</text:span><text:span text:style-name="T39">-&gt;1</text:span></text:p>
            <text:p text:id="id71" text:style-name="P8"><text:span text:style-name="T36"><text:s/></text:span><text:span text:style-name="T36">+ <text:s text:c="15"/>[4 5)</text:span><text:span text:style-name="T39">-&gt;1</text:span></text:p>
            <text:p text:style-name="P8"><text:span text:style-name="T36"/></text:p>
            <text:p text:id="id69" text:style-name="P8"><text:span text:style-name="T36"><text:s/></text:span><text:span text:style-name="T36">={[1 2)[2 3)[3 4) <text:s text:c="7"/>}</text:span></text:p>
            <text:p text:id="id70" text:style-name="P8"><text:span text:style-name="T36"><text:s text:c="4"/></text:span><text:span text:style-name="T39">-&gt;1 <text:s/>-&gt;2 <text:s/>-&gt;1</text:span><text:span text:style-name="T36"> <text:s text:c="5"/></text:span></text:p>
            <text:p text:id="id72" text:style-name="P8"><text:span text:style-name="T36"><text:s/></text:span><text:span text:style-name="T36">={[1 2)[2 3)[3 <text:s text:c="5"/>5) <text:s text:c="2"/>}</text:span></text:p>
            <text:p text:id="id73" text:style-name="P8"><text:span text:style-name="T36"><text:s text:c="4"/></text:span><text:span text:style-name="T39">-&gt;1 <text:s/>-&gt;2 <text:s text:c="4"/>-&gt;1</text:span><text:span text:style-name="T36"> <text:s text:c="5"/></text:span></text:p>
            <text:p text:style-name="P8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6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4">Interval Combining Styles: <text:span text:style-name="T34">Splitting</text:span></text:p>
                <text:list>
                  <text:list-item>
                    <text:p text:id="id75"><text:span text:style-name="T40">Intervals are split on overlap and kept separate on touch</text:span></text:p>
                  </text:list-item>
                  <text:list-item>
                    <text:p text:id="id76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0.929cm" svg:y="9.676cm">
          <draw:text-box>
            <text:p text:style-name="P8"><text:span text:style-name="T36"><text:s/></text:span><text:span text:style-name="T10">split_interval_set</text:span></text:p>
            <text:p text:style-name="P8"><text:span text:style-name="T36"><text:s/></text:span></text:p>
            <text:p text:id="id77" text:style-name="P8"><text:span text:style-name="T36"><text:s text:c="3"/></text:span><text:span text:style-name="T36">{[1 <text:s text:c="5"/>3) <text:s text:c="9"/>}</text:span></text:p>
            <text:p text:id="id78" text:style-name="P8"><text:span text:style-name="T36"><text:s/></text:span><text:span text:style-name="T36">+ <text:s text:c="6"/>[2 <text:s text:c="5"/>4)</text:span></text:p>
            <text:p text:id="id80" text:style-name="P8"><text:span text:style-name="T36"><text:s/></text:span><text:span text:style-name="T36">+ <text:s text:c="16"/>[4 5)</text:span></text:p>
            <text:p text:style-name="P8"><text:span text:style-name="T36"/></text:p>
            <text:p text:id="id79" text:style-name="P8"><text:span text:style-name="T36"><text:s/></text:span><text:span text:style-name="T36">= {[1 2)[2 3)[3 4) <text:s text:c="4"/>}</text:span></text:p>
            <text:p text:style-name="P8"><text:span text:style-name="T36"><text:s/></text:span></text:p>
            <text:p text:id="id81" text:style-name="P8"><text:span text:style-name="T36"><text:s/></text:span><text:span text:style-name="T36">= {[1 2)[2 3)[3 4)[4 5)} </text:span></text:p>
            <text:p text:style-name="P8"><text:span text:style-name="T36"/></text:p>
            <text:p text:style-name="P8"><text:span text:style-name="T36"/></text:p>
          </draw:text-box>
        </draw:frame>
        <draw:frame draw:style-name="gr9" draw:text-style-name="P13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36"><text:s/></text:span></text:p>
            <text:p text:id="id82" text:style-name="P8"><text:span text:style-name="T36"><text:s text:c="2"/></text:span><text:span text:style-name="T37"><text:s/></text:span><text:span text:style-name="T37">{[1 <text:s text:c="5"/>3)</text:span><text:span text:style-name="T38">-&gt;1</text:span><text:span text:style-name="T37"> <text:s text:c="8"/>} </text:span></text:p>
            <text:p text:id="id83" text:style-name="P8"><text:span text:style-name="T36"><text:s/></text:span><text:span text:style-name="T36">+ <text:s text:c="5"/>[2 <text:s text:c="5"/>4)</text:span><text:span text:style-name="T39">-&gt;1</text:span></text:p>
            <text:p text:id="id86" text:style-name="P8"><text:span text:style-name="T36"><text:s/></text:span><text:span text:style-name="T36">+ <text:s text:c="15"/>[4 5)</text:span><text:span text:style-name="T39">-&gt;1</text:span></text:p>
            <text:p text:style-name="P8"><text:span text:style-name="T36"/></text:p>
            <text:p text:id="id84" text:style-name="P8"><text:span text:style-name="T36"><text:s/></text:span><text:span text:style-name="T36">={[1 2)[2 3)[3 4) <text:s text:c="7"/>}</text:span></text:p>
            <text:p text:id="id85" text:style-name="P8"><text:span text:style-name="T36"><text:s text:c="4"/></text:span><text:span text:style-name="T39">-&gt;1 <text:s/>-&gt;2 <text:s/>-&gt;1</text:span><text:span text:style-name="T36"> <text:s text:c="5"/></text:span></text:p>
            <text:p text:id="id87" text:style-name="P8"><text:span text:style-name="T36"><text:s/></text:span><text:span text:style-name="T36">={[1 2)[2 3)[3 4)[4 5) <text:s text:c="2"/>}</text:span></text:p>
            <text:p text:id="id88" text:style-name="P8"><text:span text:style-name="T36"><text:s text:c="4"/></text:span><text:span text:style-name="T39">-&gt;1 <text:s/>-&gt;2 <text:s/>-&gt;1</text:span><text:span text:style-name="T36"> <text:s/></text:span><text:span text:style-name="T39">-&gt;1</text:span><text:span text:style-name="T36"> <text:s text:c="3"/></text:span></text:p>
            <text:p text:style-name="P8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7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34">Separating</text:span></text:p>
                <text:list>
                  <text:list-item>
                    <text:p><text:span text:style-name="T41">Intervals are joined on overlap but kept separate on touch</text:span></text:p>
                  </text:list-item>
                  <text:list-item>
                    <text:p><text:span text:style-name="T41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7.029cm" svg:y="10.376cm">
          <draw:text-box>
            <text:p text:style-name="P8"><text:span text:style-name="T36"><text:s/></text:span><text:span text:style-name="T10">separate_interval_set</text:span></text:p>
            <text:p text:style-name="P8"><text:span text:style-name="T36"><text:s/></text:span></text:p>
            <text:p text:style-name="P8"><text:span text:style-name="T36"><text:s text:c="3"/></text:span><text:span text:style-name="T36">{[1 <text:s text:c="5"/>3) <text:s text:c="9"/>}</text:span></text:p>
            <text:p text:style-name="P8"><text:span text:style-name="T36"><text:s/></text:span><text:span text:style-name="T36">+ <text:s text:c="6"/>[2 <text:s text:c="5"/>4)</text:span></text:p>
            <text:p text:style-name="P8"><text:span text:style-name="T36"><text:s/></text:span><text:span text:style-name="T36">+ <text:s text:c="16"/>[4 5)</text:span></text:p>
            <text:p text:style-name="P8"><text:span text:style-name="T36"/></text:p>
            <text:p text:style-name="P8"><text:span text:style-name="T36"><text:s/></text:span><text:span text:style-name="T36">= {[1 <text:s text:c="10"/>4) <text:s text:c="4"/>}</text:span></text:p>
            <text:p text:style-name="P8"><text:span text:style-name="T36"><text:s/></text:span></text:p>
            <text:p text:style-name="P8"><text:span text:style-name="T36"><text:s/></text:span><text:span text:style-name="T36">= {[1 <text:s text:c="10"/>4)[4 5)} </text:span></text:p>
            <text:p text:style-name="P8"><text:span text:style-name="T36"/></text:p>
            <text:p text:style-name="P8"><text:span text:style-name="T36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2" draw:layer="layout" svg:width="23.768cm" svg:height="10.622cm" svg:x="1.056cm" svg:y="6.06cm">
          <draw:text-box>
            <text:p text:id="id89" text:style-name="P8"><text:span text:style-name="T19">interval&lt;</text:span><text:span text:style-name="T22">int</text:span><text:span text:style-name="T19">&gt; int_interval = interval&lt;</text:span><text:span text:style-name="T22">int</text:span><text:span text:style-name="T19">&gt;::</text:span><text:span text:style-name="T42">closed</text:span><text:span text:style-name="T19">(3,7);</text:span></text:p>
            <text:p text:style-name="P8"><text:span text:style-name="T19"/></text:p>
            <text:p text:id="id90" text:style-name="P8"><text:span text:style-name="T19">interval&lt;</text:span><text:span text:style-name="T22">double</text:span><text:span text:style-name="T19">&gt; sqrt_interval</text:span><text:span text:style-name="T19"><text:line-break/></text:span><text:span text:style-name="T19"> <text:s/>= interval&lt;</text:span><text:span text:style-name="T22">double</text:span><text:span text:style-name="T19">&gt;::</text:span><text:span text:style-name="T42">rightopen</text:span><text:span text:style-name="T19">(1/sqrt(2.0), sqrt(2.0));</text:span></text:p>
            <text:p text:style-name="P8"><text:span text:style-name="T19"/></text:p>
            <text:p text:id="id91" text:style-name="P8"><text:span text:style-name="T19">interval&lt;</text:span><text:span text:style-name="T43">std::string</text:span><text:span text:style-name="T19">&gt; city_interval</text:span><text:span text:style-name="T19"><text:line-break/></text:span><text:span text:style-name="T19"> <text:s/>= interval&lt;std::string&gt;::</text:span><text:span text:style-name="T42">leftopen</text:span><text:span text:style-name="T19">(</text:span><text:span text:style-name="T20">"Barcelona"</text:span><text:span text:style-name="T19">, </text:span><text:span text:style-name="T20">"Boston"</text:span><text:span text:style-name="T19">);</text:span></text:p>
            <text:p text:style-name="P8"><text:span text:style-name="T19"/></text:p>
            <text:p text:id="id92"><text:span text:style-name="T19">interval&lt;</text:span><text:span text:style-name="T43">boost::</text:span><text:span text:style-name="T44">ptime</text:span><text:span text:style-name="T19">&gt; time_interval</text:span><text:span text:style-name="T19"><text:line-break/></text:span><text:span text:style-name="T19"> <text:s/>= interval&lt;</text:span><text:span text:style-name="T43">boost::</text:span><text:span text:style-name="T44">ptime</text:span><text:span text:style-name="T19">&gt;::</text:span><text:span text:style-name="T42">open</text:span><text:span text:style-name="T19">(</text:span><text:span text:style-name="T19"><text:line-break/></text:span><text:span text:style-name="T19"> <text:s text:c="22"/></text:span><text:span text:style-name="T45">time_from_string(</text:span><text:span text:style-name="T46">"2008-05-20 19:30"</text:span><text:span text:style-name="T47">)</text:span><text:span text:style-name="T19">,</text:span><text:span text:style-name="T19"><text:line-break/></text:span><text:span text:style-name="T19"> <text:s text:c="22"/></text:span><text:span text:style-name="T45">time_from_string(</text:span><text:span text:style-name="T46">"2008-05-20 23:00"</text:span><text:span text:style-name="T47">)</text:span></text:p>
            <text:p text:id="id93"><text:span text:style-name="T47"><text:s text:c="4"/></text:span><text:span text:style-name="T19">);</text:span><text:span text:style-name="T19"><text:line-break/></text:span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4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8">A way to iterate over months and weeks </text:span><text:span text:style-name="T28"><text:line-break/></text:span><text:span text:style-name="T28">(</text:span><text:span text:style-name="T48">month_and_week_grid.cpp</text:span><text:span text:style-name="T28">)</text:span></text:p>
              </text:list-item>
            </text:list>
          </draw:text-box>
        </draw:frame>
        <draw:frame draw:style-name="gr10" draw:text-style-name="P15" draw:layer="layout" svg:width="24.196cm" svg:height="15.151cm" svg:x="1.056cm" svg:y="5.16cm">
          <draw:text-box>
            <text:p text:style-name="P8"><text:span text:style-name="T49"/></text:p>
            <text:p text:id="id94" text:style-name="P8"><text:span text:style-name="T49">#include</text:span><text:span text:style-name="T50"> </text:span><text:span text:style-name="T51">&lt;boost/itl/gregorian.hpp&gt; </text:span><text:span text:style-name="T52">//boost::gregorian plus adapter code</text:span><text:span text:style-name="T50"> </text:span></text:p>
            <text:p text:id="id95" text:style-name="P8"><text:span text:style-name="T49">#include</text:span><text:span text:style-name="T53"> </text:span><text:span text:style-name="T51">&lt;boost/itl/split_interval_set.hpp&gt;</text:span></text:p>
            <text:p text:style-name="P8"><text:span text:style-name="T50"/></text:p>
            <text:p text:id="id96" text:style-name="P8"><text:span text:style-name="T50">// A split_interval_set of gregorian dates as date_grid.</text:span><text:span text:style-name="T50"><text:line-break/></text:span><text:span text:style-name="T54">typedef</text:span><text:span text:style-name="T55"> split_interval_set&lt;boost::gregorian::date&gt; date_grid;</text:span></text:p>
            <text:p text:style-name="P8"><text:span text:style-name="T55"/></text:p>
            <text:p text:id="id97" text:style-name="P8"><text:span text:style-name="T50">// Compute a date_grid of months using boost::gregorian.</text:span></text:p>
            <text:p text:id="id98" text:style-name="P8"><text:span text:style-name="T53">date_grid month_grid(</text:span><text:span text:style-name="T49">const</text:span><text:span text:style-name="T53"> interval&lt;date&gt;&amp; scope)</text:span></text:p>
            <text:p text:id="id99" text:style-name="P8"><text:span text:style-name="T53">{</text:span></text:p>
            <text:p text:id="id100" text:style-name="P8"><text:span text:style-name="T53"><text:s text:c="4"/></text:span><text:span text:style-name="T56">date_grid</text:span><text:span text:style-name="T53"> month_grid;</text:span></text:p>
            <text:p text:id="id101" text:style-name="P8"><text:span text:style-name="T53"><text:s text:c="4"/></text:span><text:span text:style-name="T57">// Compute a date_grid of months using boost::gregorian.</text:span></text:p>
            <text:p text:id="id102" text:style-name="P8"><text:span text:style-name="T57"><text:s text:c="4"/></text:span><text:span text:style-name="T57">. . .</text:span></text:p>
            <text:p text:id="id103" text:style-name="P8"><text:span text:style-name="T53"><text:s text:c="4"/></text:span><text:span text:style-name="T49">return</text:span><text:span text:style-name="T53"> month_grid;</text:span></text:p>
            <text:p text:id="id104" text:style-name="P8"><text:span text:style-name="T53">}</text:span></text:p>
            <text:p text:style-name="P8"><text:span text:style-name="T53"/></text:p>
            <text:p text:id="id105" text:style-name="P8"><text:span text:style-name="T50">// Compute a date_grid of weeks using boost::gregorian.</text:span></text:p>
            <text:p text:id="id106" text:style-name="P8"><text:span text:style-name="T53">date_grid week_grid(</text:span><text:span text:style-name="T49">const</text:span><text:span text:style-name="T53"> interval&lt;date&gt;&amp; scope)</text:span></text:p>
            <text:p text:id="id107" text:style-name="P8"><text:span text:style-name="T53">{</text:span></text:p>
            <text:p text:id="id108" text:style-name="P8"><text:span text:style-name="T53"><text:s text:c="4"/></text:span><text:span text:style-name="T56">date_grid</text:span><text:span text:style-name="T53"> week_grid;</text:span></text:p>
            <text:p text:id="id109" text:style-name="P8"><text:span text:style-name="T53"><text:s text:c="4"/></text:span><text:span text:style-name="T57">// Compute a date_grid of weeks using boost::gregorian.</text:span></text:p>
            <text:p text:id="id110" text:style-name="P8"><text:span text:style-name="T57"><text:s text:c="4"/></text:span><text:span text:style-name="T57">. . .</text:span></text:p>
            <text:p text:id="id111" text:style-name="P8"><text:span text:style-name="T53"><text:s text:c="4"/></text:span><text:span text:style-name="T49">return</text:span><text:span text:style-name="T53"> week_grid;</text:span></text:p>
            <text:p text:id="id112" text:style-name="P8"><text:span text:style-name="T53">}</text:span><text:span text:style-name="T53"><text:line-break/></text:span><text:span text:style-name="T5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text-style-name="P14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8">A way to iterate over months and weeks</text:span></text:p>
              </text:list-item>
            </text:list>
          </draw:text-box>
        </draw:frame>
        <draw:frame draw:style-name="gr10" draw:text-style-name="P15" draw:layer="layout" svg:width="24.196cm" svg:height="15.151cm" svg:x="1.056cm" svg:y="5.161cm">
          <draw:text-box>
            <text:p text:style-name="P8"><text:span text:style-name="T49">void</text:span><text:span text:style-name="T53"> month_and_time_grid()</text:span></text:p>
            <text:p text:style-name="P8"><text:span text:style-name="T53">{</text:span></text:p>
            <text:p text:id="id113" text:style-name="P8"><text:span text:style-name="T53"><text:s text:c="4"/></text:span><text:span text:style-name="T53">date someday = day_clock::local_day();</text:span><text:span text:style-name="T53"><text:line-break/></text:span><text:span text:style-name="T53"> <text:s text:c="3"/>date thenday = someday + months(2);</text:span><text:span text:style-name="T53"><text:line-break/></text:span><text:span text:style-name="T53"> <text:s text:c="3"/>interval&lt;date&gt; scope = interval&lt;date&gt;::rightopen(someday, thenday);</text:span></text:p>
            <text:p text:style-name="P8"><text:span text:style-name="T53"/></text:p>
            <text:p text:id="id114" text:style-name="P8"><text:span text:style-name="T53"><text:s text:c="4"/></text:span><text:span text:style-name="T50">// An intersection of the month and week grids ...</text:span><text:span text:style-name="T50"><text:line-break/></text:span><text:span text:style-name="T53"> <text:s text:c="3"/></text:span><text:span text:style-name="T56">date_grid </text:span><text:span text:style-name="T53">month_and_week_grid </text:span><text:span text:style-name="T53"><text:line-break/></text:span><text:span text:style-name="T53"> <text:s text:c="7"/>= month_grid(scope) &amp; week_grid(scope);</text:span><text:span text:style-name="T53"><text:line-break/></text:span><text:span text:style-name="T53"/></text:p>
            <text:p text:id="id115" text:style-name="P8"><text:span text:style-name="T53"><text:s text:c="4"/></text:span><text:span text:style-name="T50">// ... allows to iterate months and weeks. Whenever a month</text:span><text:span text:style-name="T50"><text:line-break/></text:span><text:span text:style-name="T50"> <text:s text:c="3"/>// or a week changes there is a new interval.</text:span><text:span text:style-name="T50"><text:line-break/></text:span><text:span text:style-name="T50"> <text:s text:c="3"/></text:span><text:span text:style-name="T54">for</text:span><text:span text:style-name="T56">(date_grid::iterator it = month_and_week_grid.begin(); </text:span></text:p>
            <text:p text:id="id116" text:style-name="P8"><text:span text:style-name="T58"><text:s text:c="8"/></text:span><text:span text:style-name="T58">it != month_and_week_grid.end(); it++)</text:span><text:span text:style-name="T58"><text:line-break/></text:span><text:span text:style-name="T58"> <text:s text:c="3"/>{ <text:s text:c="2"/>. . . <text:s text:c="2"/>}</text:span></text:p>
            <text:p text:style-name="P8"><text:span text:style-name="T58"/></text:p>
            <text:p text:id="id117" text:style-name="P8"><text:span text:style-name="T52"><text:s text:c="4"/></text:span><text:span text:style-name="T52">// We can also intersect the grid into an interval_map to make</text:span><text:span text:style-name="T52"><text:line-break/></text:span><text:span text:style-name="T52"> <text:s text:c="3"/>// shure that all intervals are within months and week bounds.</text:span><text:span text:style-name="T52"><text:line-break/></text:span><text:span text:style-name="T58"> <text:s text:c="3"/>interval_map&lt;</text:span><text:span text:style-name="T56">boost::gregorian::date, some_type&gt; accrual;</text:span><text:span text:style-name="T56"><text:line-break/></text:span><text:span text:style-name="T56"> <text:s text:c="3"/>compute_some_result(accrual, scope);</text:span><text:span text:style-name="T56"><text:line-break/></text:span><text:span text:style-name="T56"> <text:s text:c="3"/>accrual &amp;= month_and_week_grid;</text:span></text:p>
            <text:p text:style-name="P8"><text:span text:style-name="T56"/></text:p>
            <text:p text:style-name="P8"><text:span text:style-name="T5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102cm" svg:x="1cm" svg:y="4cm" presentation:class="outline" presentation:user-transformed="true">
          <draw:text-box>
            <text:list text:style-name="L2">
              <text:list-item>
                <text:p>Aggregating with interval_maps (1)<text:line-break/>(<text:span text:style-name="T26">boost_party.cpp</text:span>)</text:p>
              </text:list-item>
            </text:list>
          </draw:text-box>
        </draw:frame>
        <draw:frame draw:style-name="gr8" draw:text-style-name="P12" draw:layer="layout" svg:width="23.146cm" svg:height="10.622cm" svg:x="1.056cm" svg:y="7.16cm">
          <draw:text-box>
            <text:p text:style-name="P8"><text:span text:style-name="T22">typedef</text:span><text:span text:style-name="T19"> </text:span><text:span text:style-name="T29">itl::set</text:span><text:span text:style-name="T19">&lt;string&gt; guests;</text:span></text:p>
            <text:p text:style-name="P8"><text:span text:style-name="T29">interval_map</text:span><text:span text:style-name="T19">&lt;time, guests&gt; party;</text:span><text:span text:style-name="T19"><text:line-break/></text:span><text:span text:style-name="T19"> </text:span></text:p>
            <text:p text:style-name="P8"><text:span text:style-name="T19">party </text:span><text:span text:style-name="T29">+=</text:span><text:span text:style-name="T19"> make_pair(</text:span></text:p>
            <text:p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0:00, 22:00), guests(</text:span><text:span text:style-name="T20">"Mary"</text:span><text:span text:style-name="T19">));</text:span><text:span text:style-name="T19"><text:line-break/></text:span><text:span text:style-name="T19"/></text:p>
            <text:p text:style-name="P8"><text:span text:style-name="T19">party </text:span><text:span text:style-name="T29">+=</text:span><text:span text:style-name="T19"> make_pair(</text:span></text:p>
            <text:p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1:00, 23:00), guests(</text:span><text:span text:style-name="T20">"Harry"</text:span><text:span text:style-name="T19">)); </text:span><text:span text:style-name="T19"><text:line-break/></text:span><text:span text:style-name="T19"/></text:p>
            <text:p text:style-name="P8"><text:span text:style-name="T21">// party now contains</text:span></text:p>
            <text:p text:style-name="P8"><text:span text:style-name="T19">[20:00, 21:00)-&gt;{</text:span><text:span text:style-name="T20">"Mary"</text:span><text:span text:style-name="T19">} </text:span></text:p>
            <text:p text:style-name="P8"><text:span text:style-name="T19">[21:00, 22:00)-&gt;{</text:span><text:span text:style-name="T20">"Harry"</text:span><text:span text:style-name="T19">,</text:span><text:span text:style-name="T20">"Mary"</text:span><text:span text:style-name="T19">} </text:span><text:span text:style-name="T21">//guest sets aggregated </text:span></text:p>
            <text:p text:style-name="P8"><text:span text:style-name="T19">[22:00, 23:00)-&gt;{</text:span><text:span text:style-name="T20">"Harry"</text:span><text:span text:style-name="T19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59">Aggregating with interval_maps (2)</text:span></text:p>
                <text:list>
                  <text:list-item>
                    <text:p><text:span text:style-name="T28">Computing averages via implementing </text:span><text:span text:style-name="T60">operator</text:span><text:span text:style-name="T61"> +=</text:span><text:span text:style-name="T61"><text:line-break/></text:span><text:span text:style-name="T62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4.196cm" svg:height="14.036cm" svg:x="1.056cm" svg:y="6.349cm">
          <draw:text-box>
            <text:p text:style-name="P8"><text:span text:style-name="T49"/></text:p>
            <text:p text:id="id118" text:style-name="P8"><text:span text:style-name="T49">class</text:span><text:span text:style-name="T53"> </text:span><text:span text:style-name="T63">counted_sum</text:span><text:span text:style-name="T63"><text:line-break/></text:span><text:span text:style-name="T53">{</text:span><text:span text:style-name="T53"><text:line-break/></text:span><text:span text:style-name="T49">public</text:span><text:span text:style-name="T53">:</text:span><text:span text:style-name="T53"><text:line-break/></text:span><text:span text:style-name="T53"><text:tab/></text:span><text:span text:style-name="T63">counted_sum()</text:span><text:span text:style-name="T53">:_sum(0),_count(0){}</text:span><text:span text:style-name="T53"><text:line-break/></text:span><text:span text:style-name="T53"><text:tab/></text:span><text:span text:style-name="T53">counted_sum(</text:span><text:span text:style-name="T49">int</text:span><text:span text:style-name="T53"> sum):_sum(sum),_count(1){}</text:span></text:p>
            <text:p text:style-name="P8"><text:span text:style-name="T53"/></text:p>
            <text:p text:id="id119" text:style-name="P8"><text:span text:style-name="T53"><text:tab/></text:span><text:span text:style-name="T49">int</text:span><text:span text:style-name="T53"> sum()</text:span><text:span text:style-name="T49">const</text:span><text:span text:style-name="T53"> <text:s/>{</text:span><text:span text:style-name="T49">return</text:span><text:span text:style-name="T53"> _sum;}</text:span><text:span text:style-name="T53"><text:line-break/></text:span><text:span text:style-name="T53"><text:tab/></text:span><text:span text:style-name="T49">int</text:span><text:span text:style-name="T53"> count()</text:span><text:span text:style-name="T49">const</text:span><text:span text:style-name="T53">{</text:span><text:span text:style-name="T49">return</text:span><text:span text:style-name="T53"> _count;}</text:span><text:span text:style-name="T53"><text:line-break/></text:span><text:span text:style-name="T53"><text:tab/></text:span><text:span text:style-name="T49">double</text:span><text:span text:style-name="T53"> average()</text:span><text:span text:style-name="T49">const</text:span><text:span text:style-name="T49"><text:line-break/></text:span><text:span text:style-name="T49"> <text:s text:c="3"/></text:span><text:span text:style-name="T53">{ </text:span><text:span text:style-name="T49">return</text:span><text:span text:style-name="T53"> _count==0 ? 0.0 : _sum/</text:span><text:span text:style-name="T49">static_cast</text:span><text:span text:style-name="T53">&lt;</text:span><text:span text:style-name="T49">double</text:span><text:span text:style-name="T53">&gt;(_count); }</text:span></text:p>
            <text:p text:style-name="P8"><text:span text:style-name="T53"/></text:p>
            <text:p text:id="id120" text:style-name="P8"><text:span text:style-name="T53"><text:tab/></text:span><text:span text:style-name="T53">counted_sum&amp; </text:span><text:span text:style-name="T63">operator +=</text:span><text:span text:style-name="T53"> (</text:span><text:span text:style-name="T49">const</text:span><text:span text:style-name="T53"> counted_sum&amp; right)</text:span><text:span text:style-name="T53"><text:line-break/></text:span><text:span text:style-name="T53"><text:tab/></text:span><text:span text:style-name="T53">{ _sum += right.sum(); _count += right.count(); </text:span><text:span text:style-name="T49">return</text:span><text:span text:style-name="T53"> *</text:span><text:span text:style-name="T49">this</text:span><text:span text:style-name="T53">; }</text:span></text:p>
            <text:p text:style-name="P8"><text:span text:style-name="T53"/></text:p>
            <text:p text:id="id121" text:style-name="P8"><text:span text:style-name="T49">private</text:span><text:span text:style-name="T53">:</text:span><text:span text:style-name="T53"><text:line-break/></text:span><text:span text:style-name="T53"><text:tab/></text:span><text:span text:style-name="T49">int</text:span><text:span text:style-name="T53"> _sum;</text:span><text:span text:style-name="T53"><text:line-break/></text:span><text:span text:style-name="T53"><text:tab/></text:span><text:span text:style-name="T49">int</text:span><text:span text:style-name="T53"> _count;</text:span><text:span text:style-name="T53"><text:line-break/></text:span><text:span text:style-name="T53">};</text:span></text:p>
            <text:p text:style-name="P8"><text:span text:style-name="T53"/></text:p>
            <text:p text:id="id122" text:style-name="P8"><text:span text:style-name="T49">bool</text:span><text:span text:style-name="T53"> </text:span><text:span text:style-name="T63">operator ==</text:span><text:span text:style-name="T53"> (</text:span><text:span text:style-name="T49">const</text:span><text:span text:style-name="T53"> counted_sum&amp; left, </text:span><text:span text:style-name="T49">const</text:span><text:span text:style-name="T53"> counted_sum&amp; right)</text:span><text:span text:style-name="T53"><text:line-break/></text:span><text:span text:style-name="T53">{ </text:span><text:span text:style-name="T49">return</text:span><text:span text:style-name="T53"> left.sum()==right.sum() &amp;&amp; left.count()==right.count(); } </text:span></text:p>
            <text:p text:style-name="P8"><text:span text:style-name="T5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3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59">Aggregating with interval_maps (2)</text:span></text:p>
                <text:list>
                  <text:list-item>
                    <text:p><text:span text:style-name="T28">Computing averages via implementing </text:span><text:span text:style-name="T60">operator</text:span><text:span text:style-name="T61"> +=</text:span></text:p>
                  </text:list-item>
                </text:list>
              </text:list-item>
            </text:list>
          </draw:text-box>
        </draw:frame>
        <draw:frame draw:style-name="gr12" draw:text-style-name="P16" draw:layer="layout" svg:width="24.196cm" svg:height="14.437cm" svg:x="1.062cm" svg:y="5.776cm">
          <draw:text-box>
            <text:p text:id="id123" text:style-name="P8"><text:span text:style-name="T64">void</text:span><text:span text:style-name="T65"> partys_height_average()</text:span><text:span text:style-name="T65"><text:line-break/></text:span><text:span text:style-name="T65">{</text:span><text:span text:style-name="T65"><text:line-break/></text:span><text:span text:style-name="T65"> <text:s text:c="3"/>interval_map&lt;ptime, </text:span><text:span text:style-name="T66">counted_sum</text:span><text:span text:style-name="T65">&gt; height_sums;</text:span></text:p>
            <text:p text:style-name="P8"><text:span text:style-name="T65"/></text:p>
            <text:p text:id="id124" text:style-name="P8"><text:span text:style-name="T65"><text:s text:c="4"/></text:span><text:span text:style-name="T65">height_sums </text:span><text:span text:style-name="T66">+=</text:span><text:span text:style-name="T65"> (</text:span><text:span text:style-name="T65"><text:line-break/></text:span><text:span text:style-name="T65"> <text:s text:c="5"/>make_pair(</text:span><text:span text:style-name="T65"><text:line-break/></text:span><text:span text:style-name="T65"> <text:s text:c="7"/>interval&lt;ptime&gt;::rightopen(</text:span><text:span text:style-name="T65"><text:line-break/></text:span><text:span text:style-name="T65"> <text:s text:c="9"/>time_from_string(</text:span><text:span text:style-name="T67">"2008-05-20 19:30"</text:span><text:span text:style-name="T65">), </text:span><text:span text:style-name="T65"><text:line-break/></text:span><text:span text:style-name="T65"> <text:s text:c="9"/>time_from_string(</text:span><text:span text:style-name="T67">"2008-05-20 23:00"</text:span><text:span text:style-name="T65">)), </text:span><text:span text:style-name="T65"><text:line-break/></text:span><text:span text:style-name="T65"> <text:s text:c="9"/></text:span><text:span text:style-name="T66">counted_sum(165)</text:span><text:span text:style-name="T65">) </text:span><text:span text:style-name="T68">// Mary is 1,65 m tall.</text:span><text:span text:style-name="T68"><text:line-break/></text:span><text:span text:style-name="T65"> <text:s text:c="3"/>);</text:span></text:p>
            <text:p text:style-name="P8"><text:span text:style-name="T65"/></text:p>
            <text:p text:id="id125" text:style-name="P8"><text:span text:style-name="T65"><text:s text:c="4"/></text:span><text:span text:style-name="T69">// Add height of more pary guests . . .</text:span><text:span text:style-name="T65"> </text:span></text:p>
            <text:p text:style-name="P8"><text:span text:style-name="T65"/></text:p>
            <text:p text:id="id126" text:style-name="P8"><text:span text:style-name="T65"><text:s text:c="4"/></text:span><text:span text:style-name="T65">interval_map&lt;ptime, counted_sum&gt;::iterator height_sum_ =</text:span><text:span text:style-name="T65"><text:line-break/></text:span><text:span text:style-name="T65"> <text:s text:c="7"/>height_sums.begin();</text:span><text:span text:style-name="T65"><text:line-break/></text:span><text:span text:style-name="T65"> <text:s text:c="3"/></text:span><text:span text:style-name="T64">while</text:span><text:span text:style-name="T65">(height_sum_ != height_sums.end())</text:span><text:span text:style-name="T65"><text:line-break/></text:span><text:span text:style-name="T65"> <text:s text:c="3"/>{</text:span><text:span text:style-name="T65"><text:line-break/></text:span><text:span text:style-name="T65"> <text:s text:c="7"/>interval&lt;ptime&gt; when = height_sum_-&gt;first;</text:span><text:span text:style-name="T65"><text:line-break/></text:span><text:span text:style-name="T65"> <text:s text:c="7"/></text:span><text:span text:style-name="T64">double</text:span><text:span text:style-name="T65"> height_average = (*height_sum_++).second.</text:span><text:span text:style-name="T66">average()</text:span><text:span text:style-name="T65">;</text:span></text:p>
            <text:p text:style-name="P8"><text:span text:style-name="T65"/></text:p>
            <text:p text:id="id127" text:style-name="P8"><text:span text:style-name="T65"><text:s text:c="8"/></text:span><text:span text:style-name="T65">cout &lt;&lt; </text:span><text:span text:style-name="T67">"["</text:span><text:span text:style-name="T65"> &lt;&lt; when.first() &lt;&lt; </text:span><text:span text:style-name="T67">" - "</text:span><text:span text:style-name="T65"> &lt;&lt; when.upper() &lt;&lt; </text:span><text:span text:style-name="T67">")"</text:span><text:span text:style-name="T67"><text:line-break/></text:span><text:span text:style-name="T65"> <text:s text:c="12"/>&lt;&lt; </text:span><text:span text:style-name="T67">": "</text:span><text:span text:style-name="T65"> &lt;&lt; height_average &lt;&lt; </text:span><text:span text:style-name="T67">" cm"</text:span><text:span text:style-name="T65"> &lt;&lt; endl;</text:span><text:span text:style-name="T65"><text:line-break/></text:span><text:span text:style-name="T65"> <text:s text:c="3"/>}</text:span><text:span text:style-name="T65"><text:line-break/></text:span><text:span text:style-name="T6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981cm" svg:x="1cm" svg:y="3.4cm" presentation:class="outline" presentation:user-transformed="true">
          <draw:text-box>
            <text:list text:style-name="L2">
              <text:list-item>
                <text:p><text:span text:style-name="T59">Aggregating with interval_maps (3)</text:span></text:p>
                <text:list>
                  <text:list-item>
                    <text:p><text:span text:style-name="T28">Computing maxima via instantiation of a template parameter</text:span><text:span text:style-name="T61"><text:line-break/></text:span><text:span text:style-name="T62">(partys_tallest_guests.cpp)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3.567cm" svg:height="12.485cm" svg:x="1.062cm" svg:y="6.864cm">
          <draw:text-box>
            <text:p text:style-name="P8"><text:span text:style-name="T54"/></text:p>
            <text:p text:id="id128" text:style-name="P8"><text:span text:style-name="T54">typedef </text:span><text:span text:style-name="T56">interval_map&lt;ptime, int, partial_absorber, less, </text:span><text:span text:style-name="T70">inplace_max</text:span><text:span text:style-name="T56">&gt;</text:span><text:span text:style-name="T56"><text:line-break/></text:span><text:span text:style-name="T56"> <text:s text:c="3"/>PartyHeightHistoryT;</text:span></text:p>
            <text:p text:style-name="P8"><text:span text:style-name="T54"/></text:p>
            <text:p text:id="id129" text:style-name="P8"><text:span text:style-name="T49">void</text:span><text:span text:style-name="T53"> partys_height()</text:span><text:span text:style-name="T53"><text:line-break/></text:span><text:span text:style-name="T53">{</text:span><text:span text:style-name="T53"><text:line-break/></text:span><text:span text:style-name="T53"> <text:s text:c="3"/>PartyHeightHistoryT tallest_guest;</text:span></text:p>
            <text:p text:style-name="P8"><text:span text:style-name="T53"/></text:p>
            <text:p text:id="id130" text:style-name="P8"><text:span text:style-name="T53"><text:s text:c="4"/></text:span><text:span text:style-name="T53">tallest_guest </text:span><text:span text:style-name="T63">+=</text:span><text:span text:style-name="T53"> (</text:span><text:span text:style-name="T53"><text:line-break/></text:span><text:span text:style-name="T53"> <text:s text:c="5"/>make_pair( </text:span><text:span text:style-name="T53"><text:line-break/></text:span><text:span text:style-name="T53"> <text:s text:c="7"/>interval&lt;ptime&gt;::rightopen(</text:span><text:span text:style-name="T53"><text:line-break/></text:span><text:span text:style-name="T53"> <text:s text:c="9"/>time_from_string(</text:span><text:span text:style-name="T51">"2008-05-20 19:30"</text:span><text:span text:style-name="T53">), </text:span><text:span text:style-name="T53"><text:line-break/></text:span><text:span text:style-name="T53"> <text:s text:c="9"/>time_from_string(</text:span><text:span text:style-name="T51">"2008-05-20 23:00"</text:span><text:span text:style-name="T53">)), </text:span><text:span text:style-name="T53"><text:line-break/></text:span><text:span text:style-name="T53"> <text:s text:c="9"/>180) </text:span><text:span text:style-name="T50">// Max of Mary &amp; Harry: Harry is 1,80 m tall.</text:span><text:span text:style-name="T50"><text:line-break/></text:span><text:span text:style-name="T53"> <text:s text:c="3"/>);</text:span></text:p>
            <text:p text:style-name="P8"><text:span text:style-name="T53"/></text:p>
            <text:p text:id="id131" text:style-name="P8"><text:span text:style-name="T53"><text:s text:c="4"/></text:span><text:span text:style-name="T53">. . .</text:span><text:span text:style-name="T53"><text:line-break/></text:span><text:span text:style-name="T53"><text:line-break/></text:span><text:span text:style-name="T5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2">Interval containers allow to express a variety of date and time operations in an easy way.</text:p>
                <text:list>
                  <text:list-item>
                    <text:p text:id="id133">Example <text:span text:style-name="T71">man_power.cpp</text:span><text:span text:style-name="T72"> ...</text:span></text:p>
                  </text:list-item>
                  <text:list-item>
                    <text:p text:id="id134"><text:span text:style-name="T73">Subtract weekends and holidays from an interval_set</text:span><text:span text:style-name="T74"><text:line-break/></text:span><text:span text:style-name="T71">worktime </text:span><text:span text:style-name="T75">-=</text:span><text:span text:style-name="T71"> weekends(scope)</text:span><text:span text:style-name="T71"><text:line-break/></text:span><text:span text:style-name="T71">worktime </text:span><text:span text:style-name="T75">-=</text:span><text:span text:style-name="T71"> german_reunification_day</text:span></text:p>
                  </text:list-item>
                  <text:list-item>
                    <text:p text:id="id135"><text:span text:style-name="T73">Intersect an interval_map with an interval_set</text:span><text:span text:style-name="T74"><text:line-break/></text:span><text:span text:style-name="T76">claudias_working_hours </text:span><text:span text:style-name="T77">&amp;=</text:span><text:span text:style-name="T76"> worktime</text:span></text:p>
                  </text:list-item>
                  <text:list-item>
                    <text:p text:id="id136"><text:span text:style-name="T73">Subtract and interval_set from an interval map</text:span><text:span text:style-name="T73"><text:line-break/></text:span><text:span text:style-name="T78">claudias_working_hours </text:span><text:span text:style-name="T79">-=</text:span><text:span text:style-name="T78"> claudias_absense_times</text:span></text:p>
                  </text:list-item>
                  <text:list-item>
                    <text:p text:id="id137"><text:span text:style-name="T73">Adding interval_maps</text:span><text:span text:style-name="T73"><text:line-break/></text:span><text:span text:style-name="T80">interval_map&lt;date,</text:span><text:span text:style-name="T81">int</text:span><text:span text:style-name="T82">&gt; manpower;</text:span><text:span text:style-name="T82"><text:line-break/></text:span><text:span text:style-name="T76">manpower </text:span><text:span text:style-name="T77">+=</text:span><text:span text:style-name="T76"> claudias_working_hours;</text:span><text:span text:style-name="T76"><text:line-break/></text:span><text:span text:style-name="T76">manpower </text:span><text:span text:style-name="T77">+=</text:span><text:span text:style-name="T76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4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1">user_groups.cpp</text:span></text:p>
              </text:list-item>
            </text:list>
          </draw:text-box>
        </draw:frame>
        <draw:frame draw:style-name="gr12" draw:text-style-name="P16" draw:layer="layout" svg:width="24.196cm" svg:height="14.548cm" svg:x="1.062cm" svg:y="5.777cm">
          <draw:text-box>
            <text:p text:style-name="P8"><text:span text:style-name="T83"/></text:p>
            <text:p text:id="id138" text:style-name="P8"><text:span text:style-name="T54">typedef </text:span><text:span text:style-name="T56">boost::itl::set&lt;string&gt; MemberSetT;</text:span><text:span text:style-name="T56"><text:line-break/></text:span><text:span text:style-name="T54">typedef </text:span><text:span text:style-name="T56">interval_map&lt;date, MemberSetT&gt; MembershipT;</text:span></text:p>
            <text:p text:style-name="P8"><text:span text:style-name="T49"/></text:p>
            <text:p text:id="id139" text:style-name="P8"><text:span text:style-name="T49">void</text:span><text:span text:style-name="T53"> user_groups()</text:span><text:span text:style-name="T53"><text:line-break/></text:span><text:span text:style-name="T53">{</text:span><text:span text:style-name="T53"><text:line-break/></text:span><text:span text:style-name="T53"> <text:s text:c="3"/>. . .</text:span></text:p>
            <text:p text:id="id140" text:style-name="P8"><text:span text:style-name="T53"><text:line-break/></text:span><text:span text:style-name="T53"> <text:s text:c="3"/></text:span><text:span text:style-name="T56">MembershipT med_users;</text:span><text:span text:style-name="T56"><text:line-break/></text:span><text:span text:style-name="T53"> <text:s text:c="3"/></text:span><text:span text:style-name="T52">// Compute membership of medical staff</text:span><text:span text:style-name="T53"><text:line-break/></text:span><text:span text:style-name="T53"> <text:s text:c="3"/>med_users += </text:span><text:span text:style-name="T56">make_pair(</text:span><text:span text:style-name="T53">member_interval_1, </text:span><text:span text:style-name="T56">MemberSetT(</text:span><text:span text:style-name="T84">"Dr.Jekyll"</text:span><text:span text:style-name="T56">));</text:span><text:span text:style-name="T56"><text:line-break/></text:span><text:span text:style-name="T56"> <text:s text:c="3"/>med_users += . . . </text:span></text:p>
            <text:p text:id="id141" text:style-name="P8"><text:span text:style-name="T53"><text:line-break/></text:span><text:span text:style-name="T53"> <text:s text:c="3"/></text:span><text:span text:style-name="T56">MembershipT admin_users;</text:span></text:p>
            <text:p text:id="id142" text:style-name="P8"><text:span text:style-name="T53"><text:s text:c="4"/></text:span><text:span text:style-name="T52">// Compute membership of administation staff</text:span><text:span text:style-name="T53"><text:line-break/></text:span><text:span text:style-name="T53"> <text:s text:c="3"/>med_users += </text:span><text:span text:style-name="T56">make_pair(</text:span><text:span text:style-name="T53">member_interval_2, </text:span><text:span text:style-name="T56">MemberSetT(</text:span><text:span text:style-name="T84">"Mr.Hyde"</text:span><text:span text:style-name="T56">));</text:span><text:span text:style-name="T56"><text:line-break/></text:span><text:span text:style-name="T56"> <text:s text:c="3"/>. . .</text:span></text:p>
            <text:p text:style-name="P8"><text:span text:style-name="T56"/></text:p>
            <text:p text:id="id143" text:style-name="P8"><text:span text:style-name="T56"><text:s text:c="4"/></text:span><text:span text:style-name="T56">MembershipT all_users <text:s text:c="2"/>= med_users </text:span><text:span text:style-name="T85">+</text:span><text:span text:style-name="T56"> admin_users;</text:span></text:p>
            <text:p text:style-name="P8"><text:span text:style-name="T56"/></text:p>
            <text:p text:id="id144" text:style-name="P8"><text:span text:style-name="T56"><text:s text:c="4"/></text:span><text:span text:style-name="T56">MembershipT super_users = med_users </text:span><text:span text:style-name="T85">&amp;</text:span><text:span text:style-name="T56"> admin_users;</text:span><text:span text:style-name="T56"><text:line-break/></text:span><text:span text:style-name="T56"> <text:s text:c="3"/>. . .</text:span></text:p>
            <text:p text:id="id145"><text:span text:style-name="T53"><text:line-break/></text:span><text:span text:style-name="T5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text-style-name="P14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6"><text:span text:style-name="T28">The semantics of </text:span><text:span text:style-name="T86">itl sets</text:span><text:span text:style-name="T28"> is based on a concept </text:span><text:span text:style-name="T87">itl::Set</text:span></text:p>
                <text:list>
                  <text:list-item>
                    <text:p text:id="id147"><text:span text:style-name="T88">itl::set</text:span><text:span text:style-name="T61">, </text:span><text:span text:style-name="T88">interval_set</text:span><text:span text:style-name="T61">, </text:span><text:span text:style-name="T88">split_interval_set</text:span><text:span text:style-name="T28"> and </text:span><text:span text:style-name="T88">separate_interval_set</text:span><text:span text:style-name="T28"> are models of concept </text:span><text:span text:style-name="T87">itl::Set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23.429cm" svg:height="11.283cm" svg:x="1.045cm" svg:y="8.41cm">
          <draw:text-box>
            <text:p text:style-name="P8"><text:span text:style-name="T83"/></text:p>
            <text:p text:id="id148" text:style-name="P8"><text:span text:style-name="T89">// Abstract or conceptual part</text:span><text:span text:style-name="T89"><text:line-break/></text:span><text:span text:style-name="T90">empty set: <text:s text:c="7"/></text:span><text:span text:style-name="T91">Set</text:span><text:span text:style-name="T90">::</text:span><text:span text:style-name="T91">Set</text:span><text:span text:style-name="T90">()</text:span><text:span text:style-name="T90"><text:line-break/></text:span><text:span text:style-name="T90">subset relation: <text:s/>bool </text:span><text:span text:style-name="T91">Set</text:span><text:span text:style-name="T90">::</text:span><text:span text:style-name="T92">contained_in</text:span><text:span text:style-name="T90">(const </text:span><text:span text:style-name="T91">Set</text:span><text:span text:style-name="T90">&amp; s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union: <text:s text:c="7"/></text:span><text:span text:style-name="T91">Set</text:span><text:span text:style-name="T90">&amp; operator </text:span><text:span text:style-name="T92">+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+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difference: <text:s text:c="2"/></text:span><text:span text:style-name="T91">Set</text:span><text:span text:style-name="T90">&amp; operator </text:span><text:span text:style-name="T92">-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-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intersection: </text:span><text:span text:style-name="T91">Set</text:span><text:span text:style-name="T90">&amp; operator </text:span><text:span text:style-name="T92">&amp;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&amp;</text:span><text:span text:style-name="T90"> <text:s/>(const </text:span><text:span text:style-name="T91">Set</text:span><text:span text:style-name="T90">&amp; s1, const </text:span><text:span text:style-name="T91">Set</text:span><text:span text:style-name="T90">&amp; s2) <text:s/></text:span></text:p>
            <text:p text:style-name="P8"><text:span text:style-name="T90"/></text:p>
            <text:p text:id="id149" text:style-name="P8"><text:span text:style-name="T89">// Part related to sequence and iteration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Set</text:span><text:span text:style-name="T90">&amp; s1, const </text:span><text:span text:style-name="T91">Set</text:span><text:span text:style-name="T90">&amp; s2)</text:span></text:p>
            <text:p text:id="id150"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text-style-name="P14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1"><text:span text:style-name="T28">The semantics of </text:span><text:span text:style-name="T86">itl maps</text:span><text:span text:style-name="T28"> is based on a concept </text:span><text:span text:style-name="T87">itl::Map</text:span></text:p>
                <text:list>
                  <text:list-item>
                    <text:p text:id="id152"><text:span text:style-name="T88">itl::map</text:span><text:span text:style-name="T61">, </text:span><text:span text:style-name="T88">interval_map</text:span><text:span text:style-name="T93"> and </text:span><text:span text:style-name="T88">split_interval_map</text:span><text:span text:style-name="T28"> are models of concept </text:span><text:span text:style-name="T28"><text:line-break/></text:span><text:span text:style-name="T87">itl::Map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23.468cm" svg:height="11.283cm" svg:x="1.045cm" svg:y="8.411cm">
          <draw:text-box>
            <text:p text:style-name="P8"><text:span text:style-name="T83"/></text:p>
            <text:p text:id="id153" text:style-name="P8"><text:span text:style-name="T89">// Abstract or conceptual part</text:span><text:span text:style-name="T89"><text:line-break/></text:span><text:span text:style-name="T90">empty map: <text:s text:c="7"/></text:span><text:span text:style-name="T91">Map</text:span><text:span text:style-name="T90">::</text:span><text:span text:style-name="T91">Map</text:span><text:span text:style-name="T90">()</text:span><text:span text:style-name="T90"><text:line-break/></text:span><text:span text:style-name="T90">submap relation: <text:s/>bool </text:span><text:span text:style-name="T91">Map</text:span><text:span text:style-name="T90">::</text:span><text:span text:style-name="T92">contained_in</text:span><text:span text:style-name="T90">(const </text:span><text:span text:style-name="T91">Map</text:span><text:span text:style-name="T90">&amp; m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union: <text:s text:c="7"/></text:span><text:span text:style-name="T91">Map</text:span><text:span text:style-name="T90">&amp; operator </text:span><text:span text:style-name="T92">+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+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difference: <text:s text:c="2"/></text:span><text:span text:style-name="T91">Map</text:span><text:span text:style-name="T90">&amp; operator </text:span><text:span text:style-name="T92">-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-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intersection: </text:span><text:span text:style-name="T91">Map</text:span><text:span text:style-name="T90">&amp; operator </text:span><text:span text:style-name="T92">&amp;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&amp;</text:span><text:span text:style-name="T90"> <text:s/>(const </text:span><text:span text:style-name="T91">Map</text:span><text:span text:style-name="T90">&amp; m1, const </text:span><text:span text:style-name="T91">Map</text:span><text:span text:style-name="T90">&amp; m2) <text:s/></text:span></text:p>
            <text:p text:style-name="P8"><text:span text:style-name="T90"/></text:p>
            <text:p text:id="id154" text:style-name="P8"><text:span text:style-name="T89">// Part related to sequence and iteration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Map</text:span><text:span text:style-name="T90">&amp; m1, const </text:span><text:span text:style-name="T91">Map</text:span><text:span text:style-name="T90">&amp; m2)</text:span></text:p>
            <text:p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6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5">Defining semantics of itl concepts via sets of laws</text:p>
                <text:list>
                  <text:list-item>
                    <text:p text:id="id156">aka c++0x axioms</text:p>
                  </text:list-item>
                </text:list>
              </text:list-item>
              <text:list-item>
                <text:p text:id="id157">Checking law sets via automatic testing:</text:p>
                <text:list>
                  <text:list-item>
                    <text:p text:id="id158">A <text:span text:style-name="T94">La</text:span>w <text:span text:style-name="T94">Ba</text:span>sed <text:span text:style-name="T94">Te</text:span>st <text:span text:style-name="T94">A</text:span>utomaton <text:span text:style-name="T94">LaBatea</text:span></text:p>
                  </text:list-item>
                </text:list>
              </text:list-item>
            </text:list>
          </draw:text-box>
        </draw:frame>
        <draw:rect draw:style-name="gr15" draw:text-style-name="P17" draw:id="id159" draw:layer="layout" svg:width="8.872cm" svg:height="2.373cm" svg:x="8.793cm" svg:y="9.378cm">
          <text:p text:style-name="P11"><text:span text:style-name="T95">Generate</text:span></text:p>
          <text:p text:style-name="P11"><text:span text:style-name="T95">law instance</text:span></text:p>
        </draw:rect>
        <draw:rect draw:style-name="gr15" draw:text-style-name="P17" draw:id="id160" draw:layer="layout" svg:width="8.872cm" svg:height="1.845cm" svg:x="8.793cm" svg:y="13.58cm">
          <text:p text:style-name="P11"><text:span text:style-name="T95">apply law to instance</text:span></text:p>
        </draw:rect>
        <draw:rect draw:style-name="gr15" draw:text-style-name="P17" draw:id="id163" draw:layer="layout" svg:width="8.872cm" svg:height="1.824cm" svg:x="8.793cm" svg:y="17.28cm">
          <text:p text:style-name="P11"><text:span text:style-name="T95">collect violations</text:span></text:p>
        </draw:rect>
        <draw:custom-shape draw:style-name="gr6" draw:text-style-name="P11" draw:id="id161" draw:layer="layout" svg:width="1.284cm" svg:height="1.167cm" svg:x="12.7cm" svg:y="12.1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1" draw:id="id164" draw:layer="layout" svg:width="1.284cm" svg:height="1.167cm" svg:x="12.7cm" svg:y="15.7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id="id162" draw:layer="layout" svg:width="3.463cm" svg:height="4.246cm" svg:x="5.623cm" svg:y="10.184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5">Lexicographical Ordering and Equality<text:line-break/></text:p>
                <text:list>
                  <text:list-item>
                    <text:p text:id="id166">For all itl containers <text:span text:style-name="T96">operator &lt;</text:span> implements a <text:span text:style-name="T97">strict weak ordering</text:span>. <text:line-break/></text:p>
                  </text:list-item>
                  <text:list-item>
                    <text:p text:id="id167">The <text:span text:style-name="T97">induced equivalence</text:span> of this ordering is <text:span text:style-name="T13">lexicographical equality</text:span> which is implemented as <text:span text:style-name="T96">operator ==</text:span><text:line-break/></text:p>
                  </text:list-item>
                  <text:list-item>
                    <text:p text:id="id168">This is in line with the semantics of <text:span text:style-name="T98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18" draw:layer="layout" svg:width="23cm" svg:height="16.001cm" svg:x="1cm" svg:y="4cm" presentation:class="outline">
          <draw:text-box>
            <text:list text:style-name="L2">
              <text:list-item>
                <text:p text:id="id169"><text:span text:style-name="T99">Subset Ordering and Element Equality</text:span><text:span text:style-name="T99"><text:line-break/></text:span><text:span text:style-name="T99"/></text:p>
                <text:list>
                  <text:list-item>
                    <text:p text:id="id170"><text:span text:style-name="T99">For all itl containers function </text:span><text:span text:style-name="T100">contained_in</text:span><text:span text:style-name="T99"> implements a </text:span><text:span text:style-name="T101">partial ordering</text:span><text:span text:style-name="T99">.</text:span><text:span text:style-name="T99"><text:line-break/></text:span><text:span text:style-name="T99"/></text:p>
                  </text:list-item>
                  <text:list-item>
                    <text:p text:id="id171"><text:span text:style-name="T99">The </text:span><text:span text:style-name="T101">induced equivalence</text:span><text:span text:style-name="T99"> of this ordering is </text:span><text:span text:style-name="T102">equality of elements</text:span><text:span text:style-name="T99"> which is implemented as function </text:span><text:span text:style-name="T100">is_element_equal</text:span><text:span text:style-name="T99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2">itl::Sets</text:p>
              </text:list-item>
              <text:list-item>
                <text:p text:id="id173"><text:span text:style-name="T103">All</text:span> itl sets implement a <text:span text:style-name="T97">Set Algebra</text:span>, which is to say satisfy a “<text:span text:style-name="T24">classical”</text:span> set of laws . . .</text:p>
                <text:list>
                  <text:list-item>
                    <text:p text:id="id174">. . . using <text:span text:style-name="T96">is_element_equal</text:span> as equality</text:p>
                  </text:list-item>
                  <text:list-item>
                    <text:p text:id="id175">Associativity, Neutrality, Commutativity</text:p>
                  </text:list-item>
                  <text:list-item>
                    <text:p text:id="id176">Distributivity, DeMorgan, Symmetric Difference<text:line-break/></text:p>
                  </text:list-item>
                </text:list>
              </text:list-item>
              <text:list-item>
                <text:p text:id="id177"><text:span text:style-name="T103">Most of</text:span> the itl sets satisfy the classical set of laws even if . . .</text:p>
                <text:list>
                  <text:list-item>
                    <text:p text:id="id178">. . . <text:s/>lexicographical equality: <text:span text:style-name="T96">operator ==</text:span> is used</text:p>
                  </text:list-item>
                  <text:list-item>
                    <text:p text:id="id179">The differences reflect proper inequalities in sequence that occur for <text:span text:style-name="T104">separate_interval_set</text:span> and <text:span text:style-name="T104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80">itl::Maps<text:line-break/><text:line-break/></text:p>
              </text:list-item>
              <text:list-item>
                <text:p text:id="id181">Two major use cases<text:line-break/></text:p>
                <text:list>
                  <text:list-item>
                    <text:p text:id="id182">Maps of Sets: Collectors<text:line-break/></text:p>
                  </text:list-item>
                  <text:list-item>
                    <text:p text:id="id183">Maps of Numbers: Quantifiers<text:line-break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27" draw:layer="layout" svg:width="24.5cm" svg:height="1.5cm" svg:x="0.5cm" svg:y="1cm" presentation:class="title" presentation:user-transformed="true">
          <draw:text-box>
            <text:p><text:span text:style-name="T2">Semantics</text:span></text:p>
          </draw:text-box>
        </draw:frame>
        <draw:frame presentation:style-name="pr28" draw:layer="layout" svg:width="23cm" svg:height="10.162cm" svg:x="1cm" svg:y="3.399cm" presentation:class="outline" presentation:user-transformed="true">
          <draw:text-box>
            <text:list text:style-name="L2">
              <text:list-item>
                <text:p text:id="id184">Map Traits:</text:p>
                <text:list>
                  <text:list-item>
                    <text:p text:id="id185">Definedness</text:p>
                    <text:list>
                      <text:list-item>
                        <text:p text:id="id186">partial</text:p>
                      </text:list-item>
                      <text:list-item>
                        <text:p text:id="id187">total</text:p>
                      </text:list-item>
                    </text:list>
                  </text:list-item>
                  <text:list-item>
                    <text:p text:id="id188">Neutron semantics: Given a value pair <text:span text:style-name="T71">(k,</text:span><text:span text:style-name="T105">0</text:span><text:span text:style-name="T71">)</text:span>, the associated neutron value <text:span text:style-name="T106">codes</text:span></text:p>
                    <text:list>
                      <text:list-item>
                        <text:p text:id="id189"><text:span text:style-name="T107">non existence</text:span><text:span text:style-name="T28">. </text:span><text:span text:style-name="T61">(k,</text:span><text:span text:style-name="T87">0</text:span><text:span text:style-name="T61">)</text:span><text:span text:style-name="T28"> will be deleted: neutron absorber</text:span></text:p>
                      </text:list-item>
                      <text:list-item>
                        <text:p text:id="id190"><text:span text:style-name="T107">0-quantification</text:span><text:span text:style-name="T28">. </text:span><text:span text:style-name="T61">(k,</text:span><text:span text:style-name="T87">0</text:span><text:span text:style-name="T61">)</text:span><text:span text:style-name="T28"> will </text:span><text:span text:style-name="T108">not</text:span><text:span text:style-name="T28"> be deleted:</text:span><text:span text:style-name="T28"><text:line-break/></text:span><text:span text:style-name="T28">neutron enricher</text:span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9" draw:layer="layout" svg:width="23.468cm" svg:height="5.654cm" svg:x="1.178cm" svg:y="13.851cm">
          <draw:text-box>
            <text:p text:style-name="P8"><text:span text:style-name="T109"/></text:p>
            <text:p text:id="id191" text:style-name="P8"><text:span text:style-name="T109"><text:s text:c="13"/></text:span><text:span text:style-name="T110">neutron absorber</text:span><text:span text:style-name="T109"> <text:s text:c="2"/></text:span><text:span text:style-name="T110">neutron enricher</text:span></text:p>
            <text:p text:style-name="P8"><text:span text:style-name="T109"/></text:p>
            <text:p text:id="id192" text:style-name="P8"><text:span text:style-name="T109"><text:s text:c="2"/></text:span><text:span text:style-name="T111">partial</text:span><text:span text:style-name="T109"> <text:s text:c="3"/>partial_absorber <text:s text:c="2"/>partial_enricher</text:span></text:p>
            <text:p text:style-name="P8"><text:span text:style-name="T109"/></text:p>
            <text:p text:id="id193" text:style-name="P8"><text:span text:style-name="T109"><text:s text:c="2"/></text:span><text:span text:style-name="T111">total</text:span><text:span text:style-name="T109"> <text:s text:c="5"/>total_absorber <text:s text:c="4"/>total_enrich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4">Collectors: Maps of Sets . . .<text:line-break/></text:p>
                <text:list>
                  <text:list-item>
                    <text:p text:id="id195">Condition: <text:span text:style-name="T71">Trait == </text:span><text:span text:style-name="T105">partial_absorber</text:span>.<text:line-break/><text:span text:style-name="T112">interval_map&lt;int, </text:span><text:span text:style-name="T113">itl::set&lt;int&gt;</text:span><text:span text:style-name="T112">, </text:span><text:span text:style-name="T114">partial_absorber</text:span><text:span text:style-name="T112">&gt;</text:span></text:p>
                  </text:list-item>
                  <text:list-item>
                    <text:p text:id="id196"><text:span text:style-name="T106">partial</text:span>: only value pairs exist that have been added</text:p>
                  </text:list-item>
                  <text:list-item>
                    <text:p text:id="id197"><text:span text:style-name="T115">neutron absorber</text:span>: If a value pair carries a neutron <text:span text:style-name="T71">(k,</text:span><text:span text:style-name="T105">0</text:span><text:span text:style-name="T71">)</text:span>, it is deleted (<text:span text:style-name="T105">0</text:span> codes <text:span text:style-name="T116">non existence).</text:span><text:span text:style-name="T116"><text:line-break/></text:span><text:span text:style-name="T116"/></text:p>
                  </text:list-item>
                  <text:list-item>
                    <text:p text:id="id198">. . . then an itl Map of Sets is model of <text:span text:style-name="T105">itl::Set</text:span></text:p>
                  </text:list-item>
                  <text:list-item>
                    <text:p text:id="id199">. . . it satisfies the same set of laws that <text:span text:style-name="T117">itl sets</text:span> do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9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200">Concepts induction / concept transition</text:p>
                <text:list>
                  <text:list-item>
                    <text:p text:id="id201">Semantics of itl Maps appears to be dominated by the codomain type of the map</text:p>
                  </text:list-item>
                  <text:list-item>
                    <text:p text:id="id202">Itl Maps are mapping the semantics of the codomain type on themselves.</text:p>
                  </text:list-item>
                </text:list>
              </text:list-item>
            </text:list>
          </draw:text-box>
        </draw:frame>
        <draw:frame draw:style-name="gr18" draw:text-style-name="P20" draw:layer="layout" svg:width="24.207cm" svg:height="8.264cm" svg:x="1.045cm" svg:y="10.467cm">
          <draw:text-box>
            <text:p text:id="id203" text:style-name="P8"><text:span text:style-name="T118"><text:line-break/></text:span><text:span text:style-name="T118"> <text:s text:c="19"/></text:span><text:span text:style-name="T119">is model of <text:s/>if Trait <text:s text:c="2"/>example</text:span></text:p>
            <text:p text:style-name="P8"><text:span text:style-name="T118"/></text:p>
            <text:p text:id="id204" text:style-name="P8"><text:span text:style-name="T118">Map&lt;D,</text:span><text:span text:style-name="T85">Monoid</text:span><text:span text:style-name="T118">&gt; <text:s text:c="6"/></text:span><text:span text:style-name="T85">Monoid</text:span><text:span text:style-name="T118"> <text:s text:c="17"/>interval_map&lt;int,</text:span><text:span text:style-name="T85">string</text:span><text:span text:style-name="T118">&gt;</text:span></text:p>
            <text:p text:style-name="P8"><text:span text:style-name="T118"/></text:p>
            <text:p text:id="id205" text:style-name="P8"><text:span text:style-name="T118">Map&lt;D,</text:span><text:span text:style-name="T85">Set</text:span><text:span text:style-name="T118">&gt; <text:s text:c="9"/></text:span><text:span text:style-name="T85">Set</text:span><text:span text:style-name="T118"> <text:s text:c="9"/></text:span><text:span text:style-name="T120">is_partial</text:span><text:span text:style-name="T118"> interval_map&lt;int,</text:span><text:span text:style-name="T85">set&lt;int&gt;</text:span><text:span text:style-name="T118">&gt;</text:span><text:span text:style-name="T118"><text:line-break/></text:span><text:span text:style-name="T118"> <text:s text:c="32"/></text:span><text:span text:style-name="T120">_aborber</text:span></text:p>
            <text:p text:id="id206" text:style-name="P8"><text:span text:style-name="T118"><text:line-break/></text:span><text:span text:style-name="T118">Map&lt;D,</text:span><text:span text:style-name="T85">CommutMonoid</text:span><text:span text:style-name="T118">&gt; </text:span><text:span text:style-name="T85">CommutMonoid</text:span><text:span text:style-name="T118"> <text:s text:c="11"/>interval_map&lt;int,</text:span><text:span text:style-name="T85">unsigned</text:span><text:span text:style-name="T118">&gt;</text:span></text:p>
            <text:p text:style-name="P8"><text:span text:style-name="T118"/></text:p>
            <text:p text:id="id207" text:style-name="P8"><text:span text:style-name="T118">Map&lt;D,</text:span><text:span text:style-name="T85">AbelianGroup&gt;</text:span><text:span text:style-name="T118"> </text:span><text:span text:style-name="T85">AbelianGroup</text:span><text:span text:style-name="T118"> </text:span><text:span text:style-name="T120">is_total</text:span><text:span text:style-name="T118"> <text:s text:c="2"/>interval_map&lt;int,</text:span><text:span text:style-name="T85">int</text:span><text:span text:style-name="T118">&gt;</text:span></text:p>
            <text:p text:style-name="P8"><text:span text:style-name="T118"><text:s/></text:span></text:p>
            <text:p text:style-name="P8"><text:span text:style-name="T1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10pt" style:font-size-asian="10pt" style:font-size-complex="10pt"/>
    </style:style>
    <style:style style:name="MP12" style:family="paragraph">
      <style:paragraph-properties fo:margin-left="1.2cm" fo:margin-right="0cm" fo:text-indent="-0.9cm"/>
    </style:style>
    <style:style style:name="MP13" style:family="paragraph">
      <style:paragraph-properties fo:margin-left="0cm" fo:margin-right="0cm" fo:text-align="center" fo:text-indent="0cm"/>
    </style:style>
    <style:style style:name="MP14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10pt" style:font-size-asian="10pt" style:font-size-complex="10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office:forms form:automatic-focus="false" form:apply-design-mode="false"/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9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2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4" draw:layer="backgroundobjects" svg:width="1.5cm" svg:height="1.5cm" svg:x="26.1cm" svg:y="19cm">
        <text:p text:style-name="MP13"><text:span text:style-name="MT7"><text:page-number>&lt;Nummer&gt;</text:page-number></text:span></text:p>
      </draw:circle>
      <draw:frame draw:style-name="Mgr8" draw:text-style-name="MP11" draw:layer="backgroundobjects" svg:width="9cm" svg:height="0.39cm" svg:x="16.6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91</meta:editing-cycles>
    <meta:editing-duration>PT45H44M50S</meta:editing-duration>
    <meta:initial-creator>Joachim Faulhaber</meta:initial-creator>
    <dc:date>2009-04-30T21:48:19.58</dc:date>
    <dc:creator>Joachim Faulhaber</dc:creator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